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E000000BDB21349F0E4777004.png" manifest:media-type="image/png"/>
  <manifest:file-entry manifest:full-path="Pictures/TablePreview3.svm" manifest:media-type=""/>
  <manifest:file-entry manifest:full-path="Pictures/100000010000000A0000000A84ADB776AB977FF1.gif" manifest:media-type="image/gif"/>
  <manifest:file-entry manifest:full-path="Pictures/100000010000004E00000019D7F6C5FA5F070679.png" manifest:media-type="image/png"/>
  <manifest:file-entry manifest:full-path="Pictures/TablePreview2.svm" manifest:media-type=""/>
  <manifest:file-entry manifest:full-path="Pictures/100000010000004D0000008BDE32A0D7925412F3.png" manifest:media-type="image/png"/>
  <manifest:file-entry manifest:full-path="Pictures/100000010000001A0000001A9A1D6B5F49C8AD89.png" manifest:media-type="image/png"/>
  <manifest:file-entry manifest:full-path="Pictures/100000010000001A0000001ADB57EA1FF8E9A785.png" manifest:media-type="image/png"/>
  <manifest:file-entry manifest:full-path="Pictures/100000010000004100000019443CBF6493B84506.png" manifest:media-type="image/png"/>
  <manifest:file-entry manifest:full-path="Pictures/100000010000002100000008905DE3F225A354F4.png" manifest:media-type="image/png"/>
  <manifest:file-entry manifest:full-path="Pictures/TablePreview9.svm" manifest:media-type=""/>
  <manifest:file-entry manifest:full-path="Pictures/10000001000000080000002129EBAA53519C7012.png" manifest:media-type="image/png"/>
  <manifest:file-entry manifest:full-path="Pictures/100000010000002100000008DF027187B90CF7C1.png" manifest:media-type="image/png"/>
  <manifest:file-entry manifest:full-path="Pictures/TablePreview1.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10.svm" manifest:media-type=""/>
  <manifest:file-entry manifest:full-path="Pictures/TablePreview11.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stroke="none" draw:fill="none" fo:min-height="0.713cm"/>
      <style:paragraph-properties style:writing-mode="lr-tb"/>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notes">
      <style:graphic-properties draw:fill-color="#ffffff" draw:auto-grow-height="true" fo:min-height="12.572cm"/>
      <style:paragraph-properties style:writing-mode="lr-tb"/>
    </style:style>
    <style:style style:name="pr5" style:family="presentation" style:parent-style-name="Article1-title">
      <style:graphic-properties fo:min-height="1.009cm"/>
      <style:paragraph-properties style:writing-mode="lr-tb"/>
    </style:style>
    <style:style style:name="pr6" style:family="presentation" style:parent-style-name="Article1-notes">
      <style:graphic-properties draw:fill-color="#ffffff" draw:auto-grow-height="true" fo:min-height="12.572cm"/>
      <style:paragraph-properties style:writing-mode="lr-tb"/>
    </style:style>
    <style:style style:name="pr7" style:family="presentation" style:parent-style-name="Article1-title">
      <style:graphic-properties fo:min-height="1cm"/>
      <style:paragraph-properties style:writing-mode="lr-tb"/>
    </style:style>
    <style:style style:name="pr8" style:family="presentation" style:parent-style-name="Article2-title">
      <style:graphic-properties fo:min-height="5.185cm"/>
      <style:paragraph-properties style:writing-mode="lr-tb"/>
    </style:style>
    <style:style style:name="pr9" style:family="presentation" style:parent-style-name="Article2-subtitle">
      <style:graphic-properties draw:fill-color="#ffffff" fo:min-height="5.96cm"/>
      <style:paragraph-properties style:writing-mode="lr-tb"/>
    </style:style>
    <style:style style:name="pr10" style:family="presentation" style:parent-style-name="Article2-title">
      <style:graphic-properties fo:min-height="1.343cm"/>
      <style:paragraph-properties style:writing-mode="lr-tb"/>
    </style:style>
    <style:style style:name="pr11" style:family="presentation" style:parent-style-name="Article2-notes">
      <style:graphic-properties draw:fill-color="#ffffff" draw:auto-grow-height="true" fo:min-height="12.572cm"/>
      <style:paragraph-properties style:writing-mode="lr-tb"/>
    </style:style>
    <style:style style:name="pr12" style:family="presentation" style:parent-style-name="End-title">
      <style:graphic-properties fo:min-height="1.923cm"/>
      <style:paragraph-properties style:writing-mode="lr-tb"/>
    </style:style>
    <style:style style:name="pr13" style:family="presentation" style:parent-style-name="End-title">
      <style:graphic-properties fo:min-height="1.843cm"/>
      <style:paragraph-properties style:writing-mode="lr-tb"/>
    </style:style>
    <style:style style:name="pr14" style:family="presentation" style:parent-style-name="End-notes">
      <style:graphic-properties draw:fill-color="#ffffff" draw:auto-grow-height="true" fo:min-height="12.572cm"/>
      <style:paragraph-properties style:writing-mode="lr-tb"/>
    </style:style>
    <style:style style:name="co1" style:family="table-column">
      <style:table-column-properties style:column-width="12.532cm" style:use-optimal-column-width="false"/>
    </style:style>
    <style:style style:name="co2" style:family="table-column">
      <style:table-column-properties style:column-width="11.467cm" style:use-optimal-column-width="false"/>
    </style:style>
    <style:style style:name="co3" style:family="table-column">
      <style:table-column-properties style:column-width="10.899cm" style:use-optimal-column-width="false"/>
    </style:style>
    <style:style style:name="co4" style:family="table-column">
      <style:table-column-properties style:column-width="10.903cm" style:use-optimal-column-width="false"/>
    </style:style>
    <style:style style:name="ro1" style:family="table-row">
      <style:table-row-properties style:row-height="10.215cm" style:use-optimal-row-height="false"/>
    </style:style>
    <style:style style:name="ro2" style:family="table-row">
      <style:table-row-properties style:row-height="8.442cm" style:use-optimal-row-height="false"/>
    </style:style>
    <style:style style:name="ce1" style:family="table-cell">
      <loext:graphic-properties draw:fill="none"/>
      <style:paragraph-properties fo:text-align="end" fo:border="none"/>
    </style:style>
    <style:style style:name="ce2" style:family="table-cell">
      <loext:graphic-properties draw:fill="none"/>
      <style:paragraph-properties fo:text-align="start" fo:border="none"/>
    </style:style>
    <style:style style:name="ce3" style:family="table-cell">
      <loext:graphic-properties draw:fill="none"/>
      <style:paragraph-properties fo:border="none"/>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6pt" fo:font-weight="normal"/>
    </style:style>
    <style:style style:name="P5" style:family="paragraph">
      <loext:graphic-properties draw:fill-color="#ffffff"/>
      <style:paragraph-properties fo:text-align="start" style:writing-mode="lr-tb"/>
      <style:text-properties fo:color="#000000" loext:opacity="100%" style:font-name="Noto Sans1" fo:font-size="14pt" style:font-size-asian="18pt" style:font-size-complex="18pt"/>
    </style:style>
    <style:style style:name="P6" style:family="paragraph">
      <loext:graphic-properties draw:fill-color="#ffffff"/>
      <style:paragraph-properties style:writing-mode="lr-tb"/>
    </style:style>
    <style:style style:name="P7" style:family="paragraph">
      <loext:graphic-properties draw:fill="none"/>
      <style:paragraph-properties style:writing-mode="lr-tb"/>
      <style:text-properties fo:font-size="18pt"/>
    </style:style>
    <style:style style:name="P8" style:family="paragraph">
      <style:paragraph-properties fo:text-align="end"/>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color="#ffffff"/>
      <style:paragraph-properties style:writing-mode="lr-tb"/>
      <style:text-properties fo:font-size="20pt"/>
    </style:style>
    <style:style style:name="P11" style:family="paragraph">
      <style:paragraph-properties fo:text-align="start" style:writing-mode="lr-tb"/>
      <style:text-properties style:font-name="Noto Sans1" fo:font-size="22pt" style:font-size-asian="22pt" style:font-size-complex="22pt"/>
    </style:style>
    <style:style style:name="P12" style:family="paragraph">
      <style:paragraph-properties fo:margin-left="0cm" fo:margin-right="0cm" fo:margin-top="0cm" fo:margin-bottom="0cm" fo:line-height="100%" fo:text-indent="0cm"/>
    </style:style>
    <style:style style:name="P13" style:family="paragraph">
      <style:paragraph-properties fo:margin-left="0cm" fo:margin-right="0cm" fo:margin-top="0cm" fo:margin-bottom="0cm" fo:line-height="100%" fo:text-align="start" fo:text-indent="0cm">
        <style:tab-stops/>
      </style:paragraph-properties>
    </style:style>
    <style:style style:name="P14" style:family="paragraph">
      <style:paragraph-properties fo:text-align="start" style:writing-mode="lr-tb"/>
      <style:text-properties fo:color="#666666" loext:opacity="100%" style:font-name="Noto Sans1" fo:font-size="18pt" style:font-size-asian="18pt" style:font-size-complex="18pt"/>
    </style:style>
    <style:style style:name="P15" style:family="paragraph">
      <loext:graphic-properties draw:fill-color="#ffffff"/>
      <style:paragraph-properties fo:text-align="start" style:writing-mode="lr-tb"/>
      <style:text-properties style:font-name="Noto Sans1" fo:font-size="13pt" style:font-size-asian="11pt" style:font-size-complex="11pt"/>
    </style:style>
    <style:style style:name="P16" style:family="paragraph">
      <style:paragraph-properties fo:text-align="start" style:writing-mode="lr-tb"/>
      <style:text-properties style:font-name="Open Sans Condensed" fo:font-size="40pt" fo:font-weight="normal" style:font-size-asian="40pt" style:font-size-complex="40pt"/>
    </style:style>
    <style:style style:name="P17"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font-variant="normal" fo:text-transform="none" fo:color="#000000" loext:opacity="100%" style:text-outline="false" style:text-line-through-style="none" style:text-line-through-type="none" style:font-name="Noto Sans1" fo:font-size="26pt" fo:font-style="normal" fo:text-shadow="none" style:text-underline-style="none" fo:font-weight="normal" style:letter-kerning="true" fo:background-color="transparent" style:font-name-asian="DejaVu Sans"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3" style:family="text">
      <style:text-properties fo:color="#000000" loext:opacity="100%" style:font-name="Noto Sans1" fo:font-size="26pt" fo:font-weight="normal"/>
    </style:style>
    <style:style style:name="T4" style:family="text">
      <style:text-properties fo:color="#000000" loext:opacity="100%" style:font-name="Noto Sans1" fo:font-size="14pt" style:font-size-asian="18pt" style:font-size-complex="18pt"/>
    </style:style>
    <style:style style:name="T5" style:family="text">
      <style:text-properties fo:font-size="18pt"/>
    </style:style>
    <style:style style:name="T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 style:family="text">
      <style:text-properties style:font-name="Noto Sans1" fo:font-size="21pt" style:font-size-asian="21pt" style:font-size-complex="21pt"/>
    </style:style>
    <style:style style:name="T8" style:family="text">
      <style:text-properties style:font-name="Noto Sans1" fo:font-size="18pt" style:font-size-asian="21pt" style:font-size-complex="21pt"/>
    </style:style>
    <style:style style:name="T9" style:family="text">
      <style:text-properties fo:color="#666666" loext:opacity="100%" style:font-name="Noto Sans1" fo:font-size="18pt" style:font-size-asian="18pt" style:font-size-complex="18pt"/>
    </style:style>
    <style:style style:name="T10" style:family="text">
      <style:text-properties style:font-name="Noto Sans1" fo:font-size="13pt" style:font-size-asian="11pt" style:font-size-complex="11pt"/>
    </style:style>
    <style:style style:name="T11" style:family="text">
      <style:text-properties style:font-name="Noto Sans1" fo:font-size="22pt" style:font-size-asian="22pt" style:font-size-complex="22pt"/>
    </style:style>
    <style:style style:name="T12" style:family="text">
      <style:text-properties style:font-name="Open Sans Condensed" fo:font-size="40pt" fo:font-weight="normal" style:font-size-asian="40pt" style:font-size-complex="40pt"/>
    </style:style>
    <style:style style:name="T13"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0010000000A0000000A84ADB776AB977FF1.gif" xlink:type="simple" xlink:show="embed" xlink:actuate="onLoad">
        <style:list-level-properties text:min-label-width="0.6cm" style:vertical-pos="middle" style:vertical-rel="line" fo:width="0.265cm" fo:height="0.265cm"/>
      </text:list-level-style-image>
      <text:list-level-style-image text:level="2" xlink:href="Pictures/100000010000000A0000000A84ADB776AB977FF1.gif" xlink:type="simple" xlink:show="embed" xlink:actuate="onLoad">
        <style:list-level-properties text:space-before="0.6cm" text:min-label-width="0.6cm" style:vertical-pos="middle" style:vertical-rel="line" fo:width="0.265cm" fo:height="0.265cm"/>
      </text:list-level-style-image>
      <text:list-level-style-image text:level="3" xlink:href="Pictures/100000010000000A0000000A84ADB776AB977FF1.gif" xlink:type="simple" xlink:show="embed" xlink:actuate="onLoad">
        <style:list-level-properties text:space-before="1.2cm" text:min-label-width="0.6cm" style:vertical-pos="middle" style:vertical-rel="line" fo:width="0.265cm" fo:height="0.265cm"/>
      </text:list-level-style-image>
      <text:list-level-style-image text:level="4" xlink:href="Pictures/100000010000000A0000000A84ADB776AB977FF1.gif" xlink:type="simple" xlink:show="embed" xlink:actuate="onLoad">
        <style:list-level-properties text:space-before="1.8cm" text:min-label-width="0.6cm" style:vertical-pos="middle" style:vertical-rel="line" fo:width="0.265cm" fo:height="0.265cm"/>
      </text:list-level-style-image>
      <text:list-level-style-image text:level="5" xlink:href="Pictures/100000010000000A0000000A84ADB776AB977FF1.gif" xlink:type="simple" xlink:show="embed" xlink:actuate="onLoad">
        <style:list-level-properties text:space-before="2.4cm" text:min-label-width="0.6cm" style:vertical-pos="middle" style:vertical-rel="line" fo:width="0.265cm" fo:height="0.265cm"/>
      </text:list-level-style-image>
      <text:list-level-style-image text:level="6" xlink:href="Pictures/100000010000000A0000000A84ADB776AB977FF1.gif" xlink:type="simple" xlink:show="embed" xlink:actuate="onLoad">
        <style:list-level-properties text:space-before="3cm" text:min-label-width="0.6cm" style:vertical-pos="middle" style:vertical-rel="line" fo:width="0.265cm" fo:height="0.265cm"/>
      </text:list-level-style-image>
      <text:list-level-style-image text:level="7" xlink:href="Pictures/100000010000000A0000000A84ADB776AB977FF1.gif" xlink:type="simple" xlink:show="embed" xlink:actuate="onLoad">
        <style:list-level-properties text:space-before="3.6cm" text:min-label-width="0.6cm" style:vertical-pos="middle" style:vertical-rel="line" fo:width="0.265cm" fo:height="0.265cm"/>
      </text:list-level-style-image>
      <text:list-level-style-image text:level="8" xlink:href="Pictures/100000010000000A0000000A84ADB776AB977FF1.gif" xlink:type="simple" xlink:show="embed" xlink:actuate="onLoad">
        <style:list-level-properties text:space-before="4.2cm" text:min-label-width="0.6cm" style:vertical-pos="middle" style:vertical-rel="line" fo:width="0.265cm" fo:height="0.265cm"/>
      </text:list-level-style-image>
      <text:list-level-style-image text:level="9" xlink:href="Pictures/100000010000000A0000000A84ADB776AB977FF1.gif" xlink:type="simple" xlink:show="embed" xlink:actuate="onLoad">
        <style:list-level-properties text:space-before="4.8cm" text:min-label-width="0.6cm" style:vertical-pos="middle" style:vertical-rel="line" fo:width="0.265cm" fo:height="0.265cm"/>
      </text:list-level-style-image>
      <text:list-level-style-image text:level="10" xlink:href="Pictures/100000010000000A0000000A84ADB776AB977FF1.gif" xlink:type="simple" xlink:show="embed" xlink:actuate="onLoad">
        <style:list-level-properties text:space-before="5.4cm" text:min-label-width="0.6cm" style:vertical-pos="middle" style:vertical-rel="line" fo:width="0.265cm" fo:height="0.265cm"/>
      </text:list-level-style-image>
    </text:list-style>
  </office:automatic-styles>
  <office:body>
    <office:presentation>
      <draw:page draw:name="Main" draw:style-name="dp1" draw:master-page-name="Cover" presentation:presentation-page-layout-name="AL1T1">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Cheat list</text:span></text:p>
        </draw:polygon>
        <draw:frame presentation:style-name="pr1" draw:text-style-name="P4" draw:layer="layout" svg:width="12cm" svg:height="2.507cm" svg:x="13.5cm" svg:y="6.851cm" presentation:class="title" presentation:user-transformed="true">
          <draw:text-box>
            <text:p text:style-name="P3"><text:span text:style-name="T2">Web Elements </text:span><text:span text:style-name="T3">Basic Checks</text:span></text:p>
          </draw:text-box>
        </draw:frame>
        <draw:frame presentation:style-name="pr2" draw:text-style-name="P5" draw:layer="layout" svg:width="11.176cm" svg:height="1.347cm" svg:x="1.734cm" svg:y="13.563cm">
          <draw:text-box>
            <text:p text:style-name="P3"><text:span text:style-name="T4"><text:a xlink:href="https://www.linkedin.com/in/presnov/" xlink:type="simple">linkedin.com/in/presnov/</text:a></text:span></text:p>
            <text:p text:style-name="P3"><text:span text:style-name="T4"><text:a xlink:href="https://github.com/Iurii07070" xlink:type="simple">github.com/Iurii07070</text:a></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Contents" draw:style-name="dp1" draw:master-page-name="Description" presentation:presentation-page-layout-name="AL1T1">
        <draw:frame draw:style-name="gr3" draw:text-style-name="P7" draw:layer="layout" svg:width="3.995cm" svg:height="0.963cm" svg:x="12.003cm" svg:y="6.8cm">
          <draw:text-box>
            <text:p><text:span text:style-name="T5">CONTENTS</text:span></text:p>
          </draw:text-box>
        </draw:frame>
        <draw:frame draw:style-name="standard" draw:layer="layout" svg:width="23.998cm" svg:height="10.214cm" svg:x="1.441cm" svg:y="2.078cm">
          <table:table table:template-name="default" table:use-first-row-styles="true" table:use-banding-rows-styles="true">
            <table:table-column table:style-name="co1"/>
            <table:table-column table:style-name="co2"/>
            <table:table-row table:style-name="ro1">
              <table:table-cell table:style-name="ce1">
                <text:p text:style-name="P8"><text:span text:style-name="T5">Text field </text:span><text:span text:style-name="T5"><text:a xlink:href="#Text field" xlink:type="simple">📌</text:a></text:span></text:p>
                <text:p text:style-name="P8"><text:span text:style-name="T5">Numeric field </text:span><text:span text:style-name="T5"><text:a xlink:href="#Numeric field" xlink:type="simple">📌</text:a></text:span></text:p>
                <text:p text:style-name="P8"><text:span text:style-name="T5">Button </text:span><text:span text:style-name="T5"><text:a xlink:href="#Button" xlink:type="simple">📌</text:a></text:span></text:p>
                <text:p text:style-name="P8"><text:span text:style-name="T5">Radio buttons </text:span><text:span text:style-name="T5"><text:a xlink:href="#Radio buttons" xlink:type="simple">📌</text:a></text:span></text:p>
                <text:p text:style-name="P8"><text:span text:style-name="T5">Checkboxes </text:span><text:span text:style-name="T5"><text:a xlink:href="#Checkboxes" xlink:type="simple">📌</text:a></text:span></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able:table-cell>
              <table:table-cell table:style-name="ce2">
                <text:p text:style-name="P3"><text:span text:style-name="T5"><text:a xlink:href="#Link" xlink:type="simple">📌</text:a></text:span><text:span text:style-name="T5">Link</text:span></text:p>
                <text:p text:style-name="P3"><text:span text:style-name="T5"><text:a xlink:href="#Table" xlink:type="simple">📌</text:a></text:span><text:span text:style-name="T5">Table</text:span></text:p>
                <text:p text:style-name="P3"><text:span text:style-name="T5"><text:a xlink:href="#Date and time" xlink:type="simple">📌</text:a></text:span><text:span text:style-name="T5">Date and time</text:span></text:p>
                <text:p text:style-name="P3"><text:span text:style-name="T5"><text:a xlink:href="#Files" xlink:type="simple">📌</text:a></text:span><text:span text:style-name="T5">Files</text:span></text:p>
                <text:p text:style-name="P9"><text:span text:style-name="T6"><text:a xlink:href="#Dropdown box" xlink:type="simple">📌</text:a></text:span><text:span text:style-name="T5">Dropdown box</text:span></text:p>
                <text:p text:style-name="P3"><text:span text:style-name="T5"/></text:p>
                <text:p text:style-name="P3"><text:span text:style-name="T5"/></text:p>
                <text:p text:style-name="P3"><text:span text:style-name="T5"/></text:p>
                <text:p text:style-name="P3"><text:span text:style-name="T5"/></text:p>
              </table:table-cell>
            </table:table-row>
          </table:table>
          <draw:image xlink:href="Pictures/TablePreview1.svm" xlink:type="simple" xlink:show="embed" xlink:actuate="onLoad"/>
        </draw:frame>
        <presentation:notes draw:style-name="dp2">
          <draw:page-thumbnail draw:style-name="gr2" draw:layer="layout" svg:width="18.624cm" svg:height="10.476cm" svg:x="1.482cm" svg:y="2.123cm" draw:page-number="2" presentation:class="page"/>
          <draw:frame presentation:style-name="pr4" draw:text-style-name="P10" draw:layer="layout" svg:width="17.271cm" svg:height="12.572cm" svg:x="2.159cm" svg:y="13.271cm" presentation:class="notes" presentation:placeholder="true">
            <draw:text-box/>
          </draw:frame>
        </presentation:notes>
      </draw:page>
      <draw:page draw:name="Text field" draw:style-name="dp1" draw:master-page-name="Article1" presentation:presentation-page-layout-name="AL1T1">
        <draw:frame presentation:style-name="pr5" draw:text-style-name="P11" draw:layer="layout" svg:width="8.87cm" svg:height="1.009cm" svg:x="2.63cm" svg:y="0.496cm" presentation:class="title" presentation:user-transformed="true">
          <draw:text-box>
            <text:p text:style-name="P3"><text:span text:style-name="T7">Text field</text:span></text:p>
          </draw:text-box>
        </draw:frame>
        <draw:frame draw:style-name="standard" draw:layer="layout" svg:width="21.801cm" svg:height="8.441cm" svg:x="2.698cm" svg:y="5cm">
          <table:table table:template-name="default" table:use-first-row-styles="true" table:use-banding-rows-styles="true">
            <table:table-column table:style-name="co3"/>
            <table:table-column table:style-name="co4"/>
            <table:table-row table:style-name="ro2" table:default-cell-style-name="ce3">
              <table:table-cell>
                <text:p><text:span text:style-name="T5">☑ </text:span><text:span text:style-name="T5">letters, numbers, special characters</text:span></text:p>
                <text:p><text:span text:style-name="T5">☑ </text:span><text:span text:style-name="T5">mandatory fields</text:span></text:p>
                <text:p text:style-name="P12"><text:span text:style-name="T6">☑ </text:span><text:span text:style-name="T6">whitespaces </text:span><text:span text:style-name="T5">handle</text:span></text:p>
                <text:p><text:span text:style-name="T5">☑ </text:span><text:span text:style-name="T5">lower/upper-case</text:span></text:p>
                <text:p><text:span text:style-name="T5">☑ </text:span><text:span text:style-name="T5">min/max characters allowed</text:span></text:p>
                <text:p text:style-name="P12"><text:span text:style-name="T6">☑ </text:span><text:span text:style-name="T5">emoji</text:span></text:p>
                <text:p><text:span text:style-name="T5">☑ </text:span><text:span text:style-name="T5">enter key</text:span></text:p>
                <text:p><text:span text:style-name="T5">☑ </text:span><text:span text:style-name="T5">copy/paste text</text:span></text:p>
              </table:table-cell>
              <table:table-cell>
                <text:p><text:span text:style-name="T5">☑ </text:span><text:span text:style-name="T5">fields name</text:span></text:p>
                <text:p><text:span text:style-name="T5">☑ </text:span><text:span text:style-name="T5">tooltip/placeholder</text:span></text:p>
                <text:p><text:span text:style-name="T5">☑ </text:span><text:span text:style-name="T5">text-alignment</text:span></text:p>
                <text:p><text:span text:style-name="T5">☑ </text:span><text:span text:style-name="T5">design (color, font, height, width)</text:span></text:p>
                <text:p text:style-name="P12"><text:span text:style-name="T6">☑ </text:span><text:span text:style-name="T5">cursor behavior</text:span></text:p>
                <text:p><text:span text:style-name="T5">☑ </text:span><text:span text:style-name="T5">SQL injection</text:span></text:p>
                <text:p text:style-name="P12"><text:span text:style-name="T6">☑ </text:span><text:span text:style-name="T6">HTML tag, </text:span><text:span text:style-name="T5">\n, \r</text:span></text:p>
                <text:p><text:span text:style-name="T5">☑ </text:span><text:span text:style-name="T5">JS injections</text:span></text:p>
                <text:p text:style-name="P12"><text:span text:style-name="T5">☑ </text:span><text:span text:style-name="T5">XSS injections</text:span></text:p>
              </table:table-cell>
            </table:table-row>
          </table:table>
          <draw:image xlink:href="Pictures/TablePreview2.svm" xlink:type="simple" xlink:show="embed" xlink:actuate="onLoad"/>
        </draw:frame>
        <presentation:notes draw:style-name="dp2">
          <draw:page-thumbnail draw:style-name="gr2" draw:layer="layout" svg:width="18.624cm" svg:height="10.476cm" svg:x="1.482cm" svg:y="2.123cm" draw:page-number="3" presentation:class="page"/>
          <draw:frame presentation:style-name="pr6" draw:text-style-name="P10" draw:layer="layout" svg:width="17.271cm" svg:height="12.572cm" svg:x="2.159cm" svg:y="13.271cm" presentation:class="notes" presentation:placeholder="true">
            <draw:text-box/>
          </draw:frame>
        </presentation:notes>
      </draw:page>
      <draw:page draw:name="Numeric field" draw:style-name="dp1" draw:master-page-name="Article1" presentation:presentation-page-layout-name="AL1T1">
        <draw:frame presentation:style-name="pr5" draw:text-style-name="P11" draw:layer="layout" svg:width="8.87cm" svg:height="1.009cm" svg:x="2.63cm" svg:y="0.496cm" presentation:class="title" presentation:user-transformed="true">
          <draw:text-box>
            <text:p text:style-name="P3"><text:span text:style-name="T7">Numeric field</text:span></text:p>
          </draw:text-box>
        </draw:frame>
        <draw:frame draw:style-name="standard" draw:layer="layout" svg:width="21.801cm" svg:height="8.441cm" svg:x="2.698cm" svg:y="5cm">
          <table:table table:template-name="default" table:use-first-row-styles="true" table:use-banding-rows-styles="true">
            <table:table-column table:style-name="co3"/>
            <table:table-column table:style-name="co4"/>
            <table:table-row table:style-name="ro2" table:default-cell-style-name="ce3">
              <table:table-cell>
                <text:p><text:span text:style-name="T5">☑ </text:span><text:span text:style-name="T5">whole numbers</text:span></text:p>
                <text:p><text:span text:style-name="T5">☑ </text:span><text:span text:style-name="T5">fractional numbers</text:span></text:p>
                <text:p><text:span text:style-name="T5">☑ </text:span><text:span text:style-name="T5">limit values</text:span></text:p>
                <text:p><text:span text:style-name="T5">☑ </text:span><text:span text:style-name="T5">letters, special characters, emojies acceptance</text:span></text:p>
                <text:p><text:span text:style-name="T5">☑ </text:span><text:span text:style-name="T5">negative numbers</text:span></text:p>
                <text:p><text:span text:style-name="T5">☑ </text:span><text:span text:style-name="T5">fractional numbers with dot separator</text:span></text:p>
              </table:table-cell>
              <table:table-cell>
                <text:p><text:span text:style-name="T5">☑ </text:span><text:span text:style-name="T5">fractional numbers with “comma” separator</text:span></text:p>
                <text:p><text:span text:style-name="T5">☑ </text:span><text:span text:style-name="T5">in hexadecimal number system, for example: B1</text:span></text:p>
                <text:p><text:span text:style-name="T5">☑ </text:span><text:span text:style-name="T5">scientific notation of numbers, for example: 1F-12</text:span></text:p>
                <text:p><text:span text:style-name="T5">☑ </text:span><text:span text:style-name="T5">calculated expressions (e.g. 3+3)</text:span></text:p>
                <text:p><text:span text:style-name="T5">☑ </text:span><text:span text:style-name="T5">roman numerals</text:span></text:p>
                <text:p><text:span text:style-name="T5">☑ </text:span><text:span text:style-name="T5">powers of two (boundary)</text:span></text:p>
              </table:table-cell>
            </table:table-row>
          </table:table>
          <draw:image xlink:href="Pictures/TablePreview3.svm" xlink:type="simple" xlink:show="embed" xlink:actuate="onLoad"/>
        </draw:frame>
        <presentation:notes draw:style-name="dp2">
          <draw:page-thumbnail draw:style-name="gr2" draw:layer="layout" svg:width="18.624cm" svg:height="10.476cm" svg:x="1.482cm" svg:y="2.123cm" draw:page-number="4" presentation:class="page"/>
          <draw:frame presentation:style-name="pr6" draw:text-style-name="P10" draw:layer="layout" svg:width="17.271cm" svg:height="12.572cm" svg:x="2.159cm" svg:y="13.271cm" presentation:class="notes" presentation:placeholder="true">
            <draw:text-box/>
          </draw:frame>
        </presentation:notes>
      </draw:page>
      <draw:page draw:name="Button" draw:style-name="dp1" draw:master-page-name="Article1" presentation:presentation-page-layout-name="AL1T1">
        <draw:frame presentation:style-name="pr5" draw:text-style-name="P11" draw:layer="layout" svg:width="8.87cm" svg:height="1.009cm" svg:x="2.63cm" svg:y="0.496cm" presentation:class="title" presentation:user-transformed="true">
          <draw:text-box>
            <text:p text:style-name="P3"><text:span text:style-name="T7">Button</text:span></text:p>
          </draw:text-box>
        </draw:frame>
        <draw:frame draw:style-name="standard" draw:layer="layout" svg:width="21.801cm" svg:height="8.441cm" svg:x="2.698cm" svg:y="5cm">
          <table:table table:template-name="default" table:use-first-row-styles="true" table:use-banding-rows-styles="true">
            <table:table-column table:style-name="co3"/>
            <table:table-column table:style-name="co4"/>
            <table:table-row table:style-name="ro2" table:default-cell-style-name="ce3">
              <table:table-cell>
                <text:p><text:span text:style-name="T5">☑ </text:span><text:span text:style-name="T5">link functioning</text:span></text:p>
                <text:p><text:span text:style-name="T5">☑ </text:span><text:span text:style-name="T5">clicking several times</text:span></text:p>
                <text:p><text:span text:style-name="T5">☑ </text:span><text:span text:style-name="T5">active / inactive to click</text:span></text:p>
                <text:p><text:span text:style-name="T5">☑ </text:span><text:span text:style-name="T5">buttong borders (space around)</text:span></text:p>
                <text:p><text:span text:style-name="T5">☑ </text:span><text:span text:style-name="T5">click with mouse</text:span></text:p>
                <text:p><text:span text:style-name="T5">☑ </text:span><text:span text:style-name="T5">pressing with the Enter key</text:span></text:p>
                <text:p><text:span text:style-name="T5"/></text:p>
                <text:p><text:span text:style-name="T5"/></text:p>
              </table:table-cell>
              <table:table-cell>
                <text:p><text:span text:style-name="T5">☑ </text:span><text:span text:style-name="T5">button name (spelling, matching with action)</text:span></text:p>
                <text:p><text:span text:style-name="T5">☑ </text:span><text:span text:style-name="T5">name of hints (corresponds to button name, spelling)</text:span></text:p>
                <text:p><text:span text:style-name="T5">☑ </text:span><text:span text:style-name="T5">design</text:span></text:p>
                <text:p><text:span text:style-name="T5">☑ </text:span><text:span text:style-name="T5">hover behavior (cursor type)</text:span></text:p>
                <text:p><text:span text:style-name="T5">☑ </text:span><text:span text:style-name="T5">color change</text:span></text:p>
              </table:table-cell>
            </table:table-row>
          </table:table>
          <draw:image xlink:href="Pictures/TablePreview4.svm" xlink:type="simple" xlink:show="embed" xlink:actuate="onLoad"/>
        </draw:frame>
        <presentation:notes draw:style-name="dp2">
          <draw:page-thumbnail draw:style-name="gr2" draw:layer="layout" svg:width="18.624cm" svg:height="10.476cm" svg:x="1.482cm" svg:y="2.123cm" draw:page-number="5" presentation:class="page"/>
          <draw:frame presentation:style-name="pr6" draw:text-style-name="P10" draw:layer="layout" svg:width="17.271cm" svg:height="12.572cm" svg:x="2.159cm" svg:y="13.271cm" presentation:class="notes" presentation:placeholder="true">
            <draw:text-box/>
          </draw:frame>
        </presentation:notes>
      </draw:page>
      <draw:page draw:name="Radio buttons" draw:style-name="dp1" draw:master-page-name="Article1" presentation:presentation-page-layout-name="AL1T1">
        <draw:frame presentation:style-name="pr5" draw:text-style-name="P11" draw:layer="layout" svg:width="8.87cm" svg:height="1.009cm" svg:x="2.63cm" svg:y="0.496cm" presentation:class="title" presentation:user-transformed="true">
          <draw:text-box>
            <text:p text:style-name="P3"><text:span text:style-name="T7">Radio buttons</text:span></text:p>
          </draw:text-box>
        </draw:frame>
        <draw:frame draw:style-name="standard" draw:layer="layout" svg:width="21.801cm" svg:height="8.441cm" svg:x="2.698cm" svg:y="5cm">
          <table:table table:template-name="default" table:use-first-row-styles="true" table:use-banding-rows-styles="true">
            <table:table-column table:style-name="co3"/>
            <table:table-column table:style-name="co4"/>
            <table:table-row table:style-name="ro2" table:default-cell-style-name="ce3">
              <table:table-cell>
                <text:p><text:span text:style-name="T5">☑ </text:span><text:span text:style-name="T5">tab key</text:span></text:p>
                <text:p><text:span text:style-name="T5">☑ </text:span><text:span text:style-name="T5">arrow keys</text:span></text:p>
                <text:p><text:span text:style-name="T5">☑ </text:span><text:span text:style-name="T5">single value selection</text:span></text:p>
                <text:p><text:span text:style-name="T5">☑ </text:span><text:span text:style-name="T5">select multiple values</text:span></text:p>
                <text:p><text:span text:style-name="T5">☑ </text:span><text:span text:style-name="T5">functionality (on/off)</text:span></text:p>
                <text:p><text:span text:style-name="T5">☑ </text:span><text:span text:style-name="T5">at least 2 radio buttons</text:span></text:p>
                <text:p><text:span text:style-name="T5">☑ </text:span><text:span text:style-name="T5">one radio button enabled by default</text:span></text:p>
                <text:p><text:span text:style-name="T5"/></text:p>
              </table:table-cell>
              <table:table-cell>
                <text:p><text:span text:style-name="T5">☑ </text:span><text:span text:style-name="T5">check button state when moving between pages</text:span></text:p>
                <text:p><text:span text:style-name="T5">☑ </text:span><text:span text:style-name="T5">do not choose anything</text:span></text:p>
                <text:p><text:span text:style-name="T5">☑ </text:span><text:span text:style-name="T5">undo/edit selection</text:span></text:p>
                <text:p><text:span text:style-name="T5">☑ </text:span><text:span text:style-name="T5">any value can be chosen</text:span></text:p>
                <text:p><text:span text:style-name="T5">☑ </text:span><text:span text:style-name="T5">design check</text:span></text:p>
                <text:p><text:span text:style-name="T5">☑ </text:span><text:span text:style-name="T5">alignment</text:span></text:p>
              </table:table-cell>
            </table:table-row>
          </table:table>
          <draw:image xlink:href="Pictures/TablePreview5.svm" xlink:type="simple" xlink:show="embed" xlink:actuate="onLoad"/>
        </draw:frame>
        <presentation:notes draw:style-name="dp2">
          <draw:page-thumbnail draw:style-name="gr2" draw:layer="layout" svg:width="18.624cm" svg:height="10.476cm" svg:x="1.482cm" svg:y="2.123cm" draw:page-number="6" presentation:class="page"/>
          <draw:frame presentation:style-name="pr6" draw:text-style-name="P10" draw:layer="layout" svg:width="17.271cm" svg:height="12.572cm" svg:x="2.159cm" svg:y="13.271cm" presentation:class="notes" presentation:placeholder="true">
            <draw:text-box/>
          </draw:frame>
        </presentation:notes>
      </draw:page>
      <draw:page draw:name="Checkboxes" draw:style-name="dp1" draw:master-page-name="Article1" presentation:presentation-page-layout-name="AL1T1">
        <draw:frame presentation:style-name="pr5" draw:text-style-name="P11" draw:layer="layout" svg:width="8.87cm" svg:height="1.009cm" svg:x="2.63cm" svg:y="0.496cm" presentation:class="title" presentation:user-transformed="true">
          <draw:text-box>
            <text:p text:style-name="P3"><text:span text:style-name="T7">Checkboxes</text:span></text:p>
          </draw:text-box>
        </draw:frame>
        <draw:frame draw:style-name="standard" draw:layer="layout" svg:width="21.801cm" svg:height="8.441cm" svg:x="2.698cm" svg:y="5cm">
          <table:table table:template-name="default" table:use-first-row-styles="true" table:use-banding-rows-styles="true">
            <table:table-column table:style-name="co3"/>
            <table:table-column table:style-name="co4"/>
            <table:table-row table:style-name="ro2" table:default-cell-style-name="ce3">
              <table:table-cell>
                <text:p><text:span text:style-name="T5">☑ </text:span><text:span text:style-name="T5">functionality (on/off)</text:span></text:p>
                <text:p><text:span text:style-name="T5">☑ </text:span><text:span text:style-name="T5">single value selection</text:span></text:p>
                <text:p><text:span text:style-name="T5">☑ </text:span><text:span text:style-name="T5">select multiple values</text:span></text:p>
                <text:p><text:span text:style-name="T5">☑ </text:span><text:span text:style-name="T5">undo/edit selection</text:span></text:p>
                <text:p><text:span text:style-name="T5">☑ </text:span><text:span text:style-name="T5">any value can be chosen</text:span></text:p>
                <text:p><text:span text:style-name="T5">☑ </text:span><text:span text:style-name="T5">mandatory selection of at least one checkbox</text:span></text:p>
                <text:p><text:span text:style-name="T5"/></text:p>
                <text:p text:style-name="P12"><text:span text:style-name="T5"/></text:p>
              </table:table-cell>
              <table:table-cell>
                <text:p text:style-name="P12"><text:span text:style-name="T6">☑ </text:span><text:span text:style-name="T6">checkbox dependencies</text:span></text:p>
                <text:p text:style-name="P12"><text:span text:style-name="T6">☑ </text:span><text:span text:style-name="T5">check button state when moving between pages</text:span></text:p>
                <text:p><text:span text:style-name="T5">☑ </text:span><text:span text:style-name="T5">click on name</text:span></text:p>
                <text:p><text:span text:style-name="T5">☑ </text:span><text:span text:style-name="T5">design</text:span></text:p>
                <text:p><text:span text:style-name="T5">☑ </text:span><text:span text:style-name="T5">alignment </text:span></text:p>
              </table:table-cell>
            </table:table-row>
          </table:table>
          <draw:image xlink:href="Pictures/TablePreview6.svm" xlink:type="simple" xlink:show="embed" xlink:actuate="onLoad"/>
        </draw:frame>
        <presentation:notes draw:style-name="dp2">
          <draw:page-thumbnail draw:style-name="gr2" draw:layer="layout" svg:width="18.624cm" svg:height="10.476cm" svg:x="1.482cm" svg:y="2.123cm" draw:page-number="7" presentation:class="page"/>
          <draw:frame presentation:style-name="pr6" draw:text-style-name="P10" draw:layer="layout" svg:width="17.271cm" svg:height="12.572cm" svg:x="2.159cm" svg:y="13.271cm" presentation:class="notes" presentation:placeholder="true">
            <draw:text-box/>
          </draw:frame>
        </presentation:notes>
      </draw:page>
      <draw:page draw:name="Link" draw:style-name="dp1" draw:master-page-name="Article1" presentation:presentation-page-layout-name="AL1T1">
        <draw:frame presentation:style-name="pr7" draw:text-style-name="P11" draw:layer="layout" svg:width="8.87cm" svg:height="1cm" svg:x="2.63cm" svg:y="0.5cm" presentation:class="title" presentation:user-transformed="true">
          <draw:text-box>
            <text:p text:style-name="P13"><text:span text:style-name="T8">Link</text:span></text:p>
          </draw:text-box>
        </draw:frame>
        <draw:frame draw:style-name="standard" draw:layer="layout" svg:width="21.801cm" svg:height="8.441cm" svg:x="2.698cm" svg:y="5cm">
          <table:table table:template-name="default" table:use-first-row-styles="true" table:use-banding-rows-styles="true">
            <table:table-column table:style-name="co3"/>
            <table:table-column table:style-name="co4"/>
            <table:table-row table:style-name="ro2" table:default-cell-style-name="ce3">
              <table:table-cell>
                <text:p text:style-name="P12"><text:span text:style-name="T6">☑ </text:span><text:span text:style-name="T6">design</text:span></text:p>
                <text:p text:style-name="P12"><text:span text:style-name="T6">☑ </text:span><text:span text:style-name="T6">links location (center, left)</text:span></text:p>
                <text:p text:style-name="P12"><text:span text:style-name="T6">☑ </text:span><text:span text:style-name="T6">names (unification, spelling,</text:span></text:p>
                <text:p text:style-name="P12"><text:span text:style-name="T6">correspondence with an open module or page)</text:span></text:p>
                <text:p text:style-name="P12"><text:span text:style-name="T6">☑ </text:span><text:span text:style-name="T6">cursor change on hover</text:span></text:p>
                <text:p text:style-name="P12"><text:span text:style-name="T6">☑ </text:span><text:span text:style-name="T6">link appearance change on hover</text:span></text:p>
                <text:p text:style-name="P12"><text:span text:style-name="T6">☑ </text:span><text:span text:style-name="T6">link color change when visited</text:span></text:p>
              </table:table-cell>
              <table:table-cell>
                <text:p><text:span text:style-name="T6">☑ </text:span><text:span text:style-name="T6">click the link</text:span></text:p>
                <text:p><text:span text:style-name="T6">☑ </text:span><text:span text:style-name="T6">link and prefix formats</text:span></text:p>
                <text:p><text:span text:style-name="T6">☑ </text:span><text:span text:style-name="T6">link triggering only when clicking on the link itself, and not on an empty area</text:span></text:p>
                <text:p><text:span text:style-name="T6">☑ </text:span><text:span text:style-name="T6">click with mouse</text:span></text:p>
                <text:p><text:span text:style-name="T6">☑ </text:span><text:span text:style-name="T6">pressing with the Enter key</text:span></text:p>
                <text:p><text:span text:style-name="T6">☑ </text:span><text:span text:style-name="T6">tooltip check </text:span></text:p>
                <text:p><text:span text:style-name="T6"/></text:p>
                <text:p><text:span text:style-name="T6"/></text:p>
              </table:table-cell>
            </table:table-row>
          </table:table>
          <draw:image xlink:href="Pictures/TablePreview7.svm" xlink:type="simple" xlink:show="embed" xlink:actuate="onLoad"/>
        </draw:frame>
        <presentation:notes draw:style-name="dp2">
          <draw:page-thumbnail draw:style-name="gr2" draw:layer="layout" svg:width="18.624cm" svg:height="10.476cm" svg:x="1.482cm" svg:y="2.123cm" draw:page-number="8" presentation:class="page"/>
          <draw:frame presentation:style-name="pr6" draw:text-style-name="P10" draw:layer="layout" svg:width="17.271cm" svg:height="12.572cm" svg:x="2.159cm" svg:y="13.271cm" presentation:class="notes" presentation:placeholder="true">
            <draw:text-box/>
          </draw:frame>
        </presentation:notes>
      </draw:page>
      <draw:page draw:name="Table" draw:style-name="dp1" draw:master-page-name="Article1" presentation:presentation-page-layout-name="AL1T1">
        <draw:frame presentation:style-name="pr7" draw:text-style-name="P11" draw:layer="layout" svg:width="8.87cm" svg:height="1cm" svg:x="2.63cm" svg:y="0.5cm" presentation:class="title" presentation:user-transformed="true">
          <draw:text-box>
            <text:p text:style-name="P13"><text:span text:style-name="T6">Table</text:span></text:p>
          </draw:text-box>
        </draw:frame>
        <draw:frame draw:style-name="standard" draw:layer="layout" svg:width="21.801cm" svg:height="8.441cm" svg:x="2.698cm" svg:y="5cm">
          <table:table table:template-name="default" table:use-first-row-styles="true" table:use-banding-rows-styles="true">
            <table:table-column table:style-name="co3"/>
            <table:table-column table:style-name="co4"/>
            <table:table-row table:style-name="ro2" table:default-cell-style-name="ce3">
              <table:table-cell>
                <text:p><text:span text:style-name="T6">☑ </text:span><text:span text:style-name="T6">default sorting</text:span></text:p>
                <text:p><text:span text:style-name="T6">☑ </text:span><text:span text:style-name="T6">pagination</text:span></text:p>
                <text:p><text:span text:style-name="T6">☑ </text:span><text:span text:style-name="T6">sorting function</text:span></text:p>
                <text:p><text:span text:style-name="T6">☑ </text:span><text:span text:style-name="T6">data filtering</text:span></text:p>
                <text:p><text:span text:style-name="T6">☑ </text:span><text:span text:style-name="T6">update values ​​in table after adding/deleting/changing data</text:span></text:p>
                <text:p><text:span text:style-name="T6">☑ </text:span><text:span text:style-name="T6">data format</text:span></text:p>
                <text:p><text:span text:style-name="T6">☑ </text:span><text:span text:style-name="T6">no blank lines</text:span></text:p>
                <text:p><text:span text:style-name="T6"/></text:p>
                <text:p><text:span text:style-name="T6"/></text:p>
              </table:table-cell>
              <table:table-cell>
                <text:p><text:span text:style-name="T6">☑ </text:span><text:span text:style-name="T6">single/multiple selection of multiple values</text:span></text:p>
                <text:p><text:span text:style-name="T6">☑ </text:span><text:span text:style-name="T6">design unification</text:span></text:p>
                <text:p><text:span text:style-name="T6">☑ </text:span><text:span text:style-name="T6">names, spelling</text:span></text:p>
                <text:p><text:span text:style-name="T6">☑ </text:span><text:span text:style-name="T6">elements alignment</text:span></text:p>
                <text:p><text:span text:style-name="T6">☑ </text:span><text:span text:style-name="T6">correct display of values (long names)</text:span></text:p>
                <text:p><text:span text:style-name="T6">☑ </text:span><text:span text:style-name="T6">column sizes, table structure</text:span></text:p>
              </table:table-cell>
            </table:table-row>
          </table:table>
          <draw:image xlink:href="Pictures/TablePreview8.svm" xlink:type="simple" xlink:show="embed" xlink:actuate="onLoad"/>
        </draw:frame>
        <presentation:notes draw:style-name="dp2">
          <draw:page-thumbnail draw:style-name="gr2" draw:layer="layout" svg:width="18.624cm" svg:height="10.476cm" svg:x="1.482cm" svg:y="2.123cm" draw:page-number="9" presentation:class="page"/>
          <draw:frame presentation:style-name="pr6" draw:text-style-name="P10" draw:layer="layout" svg:width="17.271cm" svg:height="12.572cm" svg:x="2.159cm" svg:y="13.271cm" presentation:class="notes" presentation:placeholder="true">
            <draw:text-box/>
          </draw:frame>
        </presentation:notes>
      </draw:page>
      <draw:page draw:name="Date and time" draw:style-name="dp1" draw:master-page-name="Article1" presentation:presentation-page-layout-name="AL1T1">
        <draw:frame presentation:style-name="pr7" draw:text-style-name="P11" draw:layer="layout" svg:width="8.87cm" svg:height="1cm" svg:x="2.63cm" svg:y="0.5cm" presentation:class="title" presentation:user-transformed="true">
          <draw:text-box>
            <text:p text:style-name="P13"><text:span text:style-name="T6">Date and time</text:span></text:p>
          </draw:text-box>
        </draw:frame>
        <draw:frame draw:style-name="standard" draw:layer="layout" svg:width="21.801cm" svg:height="8.441cm" svg:x="2.698cm" svg:y="5cm">
          <table:table table:template-name="default" table:use-first-row-styles="true" table:use-banding-rows-styles="true">
            <table:table-column table:style-name="co3"/>
            <table:table-column table:style-name="co4"/>
            <table:table-row table:style-name="ro2" table:default-cell-style-name="ce3">
              <table:table-cell>
                <text:p><text:span text:style-name="T6">☑ </text:span><text:span text:style-name="T6">minute, hour, day, week, month, year, century boundaries</text:span></text:p>
                <text:p><text:span text:style-name="T6">☑ </text:span><text:span text:style-name="T6">switch to winter/summer time</text:span></text:p>
                <text:p><text:span text:style-name="T6">☑ </text:span><text:span text:style-name="T6">non-existent value (February 29, September 31)</text:span></text:p>
                <text:p><text:span text:style-name="T6">☑ </text:span><text:span text:style-name="T6">time zone</text:span></text:p>
              </table:table-cell>
              <table:table-cell>
                <text:p><text:span text:style-name="T6">☑ </text:span><text:span text:style-name="T6">multiple related dates</text:span></text:p>
                <text:p><text:span text:style-name="T6">☑ </text:span><text:span text:style-name="T6">correlation with present</text:span></text:p>
                <text:p><text:span text:style-name="T6">☑ </text:span><text:span text:style-name="T6">date format</text:span></text:p>
                <text:p><text:span text:style-name="T6">☑ </text:span><text:span text:style-name="T6">leap year</text:span></text:p>
              </table:table-cell>
            </table:table-row>
          </table:table>
          <draw:image xlink:href="Pictures/TablePreview9.svm" xlink:type="simple" xlink:show="embed" xlink:actuate="onLoad"/>
        </draw:frame>
        <presentation:notes draw:style-name="dp2">
          <draw:page-thumbnail draw:style-name="gr2" draw:layer="layout" svg:width="18.624cm" svg:height="10.476cm" svg:x="1.482cm" svg:y="2.123cm" draw:page-number="10" presentation:class="page"/>
          <draw:frame presentation:style-name="pr6" draw:text-style-name="P10" draw:layer="layout" svg:width="17.271cm" svg:height="12.572cm" svg:x="2.159cm" svg:y="13.271cm" presentation:class="notes" presentation:placeholder="true">
            <draw:text-box/>
          </draw:frame>
        </presentation:notes>
      </draw:page>
      <draw:page draw:name="Files" draw:style-name="dp1" draw:master-page-name="Article1" presentation:presentation-page-layout-name="AL1T1">
        <draw:frame presentation:style-name="pr7" draw:text-style-name="P11" draw:layer="layout" svg:width="8.87cm" svg:height="1cm" svg:x="2.63cm" svg:y="0.5cm" presentation:class="title" presentation:user-transformed="true">
          <draw:text-box>
            <text:p text:style-name="P13"><text:span text:style-name="T6">Files</text:span></text:p>
          </draw:text-box>
        </draw:frame>
        <draw:frame draw:style-name="standard" draw:layer="layout" svg:width="21.801cm" svg:height="8.441cm" svg:x="2.698cm" svg:y="5cm">
          <table:table table:template-name="default" table:use-first-row-styles="true" table:use-banding-rows-styles="true">
            <table:table-column table:style-name="co3"/>
            <table:table-column table:style-name="co4"/>
            <table:table-row table:style-name="ro2" table:default-cell-style-name="ce3">
              <table:table-cell>
                <text:p><text:span text:style-name="T6">☑ </text:span><text:span text:style-name="T6">file size (empty file, limit values)</text:span></text:p>
                <text:p><text:span text:style-name="T6">☑ </text:span><text:span text:style-name="T6">file type (jpeg, gif, txt, pdf)</text:span></text:p>
                <text:p><text:span text:style-name="T6">☑ </text:span><text:span text:style-name="T6">mandatory</text:span></text:p>
                <text:p><text:span text:style-name="T6">☑ </text:span><text:span text:style-name="T6">filename (length, language, special characters…)</text:span></text:p>
                <text:p><text:span text:style-name="T6">☑ </text:span><text:span text:style-name="T6">image size (height/width)</text:span></text:p>
                <text:p><text:span text:style-name="T6">☑ </text:span><text:span text:style-name="T6">loading executable files</text:span></text:p>
                <text:p><text:span text:style-name="T6"/></text:p>
              </table:table-cell>
              <table:table-cell>
                <text:p><text:span text:style-name="T6">☑ </text:span><text:span text:style-name="T6">rights to edit / delete</text:span></text:p>
                <text:p><text:span text:style-name="T6">☑ </text:span><text:span text:style-name="T6">design unification (color, font, height/width, alignment)</text:span></text:p>
                <text:p><text:span text:style-name="T6">☑ </text:span><text:span text:style-name="T6">alignment of names of uploaded files, thumbnails of files themselves</text:span></text:p>
              </table:table-cell>
            </table:table-row>
          </table:table>
          <draw:image xlink:href="Pictures/TablePreview10.svm" xlink:type="simple" xlink:show="embed" xlink:actuate="onLoad"/>
        </draw:frame>
        <presentation:notes draw:style-name="dp2">
          <draw:page-thumbnail draw:style-name="gr2" draw:layer="layout" svg:width="18.624cm" svg:height="10.476cm" svg:x="1.482cm" svg:y="2.123cm" draw:page-number="11" presentation:class="page"/>
          <draw:frame presentation:style-name="pr6" draw:text-style-name="P10" draw:layer="layout" svg:width="17.271cm" svg:height="12.572cm" svg:x="2.159cm" svg:y="13.271cm" presentation:class="notes" presentation:placeholder="true">
            <draw:text-box/>
          </draw:frame>
        </presentation:notes>
      </draw:page>
      <draw:page draw:name="Dropdown box" draw:style-name="dp1" draw:master-page-name="Article1" presentation:presentation-page-layout-name="AL1T1">
        <draw:frame presentation:style-name="pr7" draw:text-style-name="P11" draw:layer="layout" svg:width="8.87cm" svg:height="1cm" svg:x="2.63cm" svg:y="0.5cm" presentation:class="title" presentation:user-transformed="true">
          <draw:text-box>
            <text:p text:style-name="P13"><text:span text:style-name="T8">Dropdown box</text:span></text:p>
          </draw:text-box>
        </draw:frame>
        <draw:frame draw:style-name="standard" draw:layer="layout" svg:width="21.801cm" svg:height="8.792cm" svg:x="2.698cm" svg:y="5cm">
          <table:table table:template-name="default" table:use-first-row-styles="true" table:use-banding-rows-styles="true">
            <table:table-column table:style-name="co3"/>
            <table:table-column table:style-name="co4"/>
            <table:table-row table:style-name="ro2" table:default-cell-style-name="ce3">
              <table:table-cell>
                <text:p><text:span text:style-name="T5">☑ </text:span><text:span text:style-name="T5">sorting</text:span></text:p>
                <text:p><text:span text:style-name="T5">☑ </text:span><text:span text:style-name="T5">item selection</text:span></text:p>
                <text:p><text:span text:style-name="T6">☑ </text:span><text:span text:style-name="T5">multiple select</text:span></text:p>
                <text:p><text:span text:style-name="T5">☑ </text:span><text:span text:style-name="T5">edit selection</text:span></text:p>
                <text:p><text:span text:style-name="T5">☑ </text:span><text:span text:style-name="T5">list content</text:span></text:p>
                <text:p><text:span text:style-name="T5">☑ </text:span><text:span text:style-name="T5">leave blank</text:span></text:p>
                <text:p><text:span text:style-name="T5">☑ </text:span><text:span text:style-name="T5">select elements one by one</text:span></text:p>
                <text:p><text:span text:style-name="T5">☑ </text:span><text:span text:style-name="T5">enter the value of the element manually</text:span></text:p>
                <text:p><text:span text:style-name="T5">☑ </text:span><text:span text:style-name="T5">select item from list with mouse</text:span></text:p>
                <text:p><text:span text:style-name="T5"/></text:p>
                <text:p><text:span text:style-name="T5"/></text:p>
              </table:table-cell>
              <table:table-cell>
                <text:p><text:span text:style-name="T6">☑ </text:span><text:span text:style-name="T6">select an item from the list using the Enter key</text:span></text:p>
                <text:p><text:span text:style-name="T6">☑ </text:span><text:span text:style-name="T6">choose item with the mouse</text:span></text:p>
                <text:p><text:span text:style-name="T6">☑ </text:span><text:span text:style-name="T6">choose item with arrow keys</text:span></text:p>
                <text:p><text:span text:style-name="T6">☑ </text:span><text:span text:style-name="T6">close the dropdown list with the Enter/esc</text:span></text:p>
                <text:p><text:span text:style-name="T6">☑ </text:span><text:span text:style-name="T6">spelling values</text:span></text:p>
                <text:p><text:span text:style-name="T6">☑ </text:span><text:span text:style-name="T6">background color on select</text:span></text:p>
                <text:p><text:span text:style-name="T6">☑ </text:span><text:span text:style-name="T6">background color on hover</text:span></text:p>
              </table:table-cell>
            </table:table-row>
          </table:table>
          <draw:image xlink:href="Pictures/TablePreview11.svm" xlink:type="simple" xlink:show="embed" xlink:actuate="onLoad"/>
        </draw:frame>
        <presentation:notes draw:style-name="dp2">
          <draw:page-thumbnail draw:style-name="gr2" draw:layer="layout" svg:width="18.624cm" svg:height="10.476cm" svg:x="1.482cm" svg:y="2.123cm" draw:page-number="12" presentation:class="page"/>
          <draw:frame presentation:style-name="pr6" draw:text-style-name="P10" draw:layer="layout" svg:width="17.271cm" svg:height="12.572cm" svg:x="2.159cm" svg:y="13.271cm" presentation:class="notes" presentation:placeholder="true">
            <draw:text-box/>
          </draw:frame>
        </presentation:notes>
      </draw:page>
      <draw:page draw:name="Afterword" draw:style-name="dp1" draw:master-page-name="Article2" presentation:presentation-page-layout-name="AL1T1">
        <draw:frame presentation:style-name="pr8" draw:text-style-name="P14" draw:layer="layout" svg:width="14.635cm" svg:height="5.185cm" svg:x="2.865cm" svg:y="1.278cm" presentation:class="title" presentation:user-transformed="true">
          <draw:text-box>
            <text:p text:style-name="P3"><text:span text:style-name="T9">This list is far from exhaustive, but overall there are a few topics to keep in mind:</text:span></text:p>
          </draw:text-box>
        </draw:frame>
        <draw:frame presentation:style-name="pr9" draw:text-style-name="P15" draw:layer="layout" svg:width="10.59cm" svg:height="5.96cm" svg:x="2.91cm" svg:y="6cm">
          <draw:text-box>
            <text:p text:style-name="P3"><text:span text:style-name="T10">1. Visual Appearance</text:span></text:p>
            <text:p text:style-name="P3"><text:span text:style-name="T10">2. Color Scheme</text:span></text:p>
            <text:p text:style-name="P3"><text:span text:style-name="T10">3. Typography</text:span></text:p>
            <text:p text:style-name="P3"><text:span text:style-name="T10">4. Navigation</text:span></text:p>
            <text:p text:style-name="P3"><text:span text:style-name="T10">5. Content</text:span></text:p>
            <text:p text:style-name="P3"><text:span text:style-name="T10">6. Mobile view</text:span></text:p>
            <text:p text:style-name="P3"><text:span text:style-name="T10">7. Security</text:span></text:p>
            <text:p text:style-name="P3"><text:span text:style-name="T10">8. User flow</text:span></text:p>
          </draw:text-box>
        </draw:frame>
        <draw:frame presentation:style-name="pr10" draw:text-style-name="P11" draw:layer="layout" svg:width="7.549cm" svg:height="1.343cm" svg:x="2.231cm" svg:y="0.284cm" presentation:class="title" presentation:user-transformed="true">
          <draw:text-box>
            <text:p text:style-name="P3"><text:span text:style-name="T11">Afterword</text:span></text:p>
          </draw:text-box>
        </draw:frame>
        <presentation:notes draw:style-name="dp2">
          <draw:page-thumbnail draw:style-name="gr2" draw:layer="layout" svg:width="18.624cm" svg:height="10.476cm" svg:x="1.482cm" svg:y="2.123cm" draw:page-number="13" presentation:class="page"/>
          <draw:frame presentation:style-name="pr11" draw:text-style-name="P6" draw:layer="layout" svg:width="17.271cm" svg:height="12.572cm" svg:x="2.159cm" svg:y="13.271cm" presentation:class="notes" presentation:placeholder="true">
            <draw:text-box/>
          </draw:frame>
        </presentation:notes>
      </draw:page>
      <draw:page draw:name="Thank you" draw:style-name="dp1" draw:master-page-name="End" presentation:presentation-page-layout-name="AL1T1">
        <draw:frame presentation:style-name="pr12" draw:text-style-name="P16" draw:layer="layout" svg:width="12.192cm" svg:height="1.923cm" svg:x="13.95cm" svg:y="8.875cm" presentation:class="title" presentation:user-transformed="true">
          <draw:text-box>
            <text:p text:style-name="P3"><text:span text:style-name="T12">THANK YOU</text:span></text:p>
          </draw:text-box>
        </draw:frame>
        <draw:frame presentation:style-name="pr13" draw:text-style-name="P17" draw:layer="layout" svg:width="9.723cm" svg:height="1.843cm" svg:x="13.95cm" svg:y="10.601cm" presentation:class="title" presentation:user-transformed="true">
          <draw:text-box>
            <text:p text:style-name="P3"><text:span text:style-name="T13"><text:line-break/></text:span><text:span text:style-name="T13">Credits to : </text:span><text:span text:style-name="T13"><text:a xlink:href="https://t.me/Iurii07070" xlink:type="simple">t.me/Iurii07070</text:a></text:span></text:p>
          </draw:text-box>
        </draw:frame>
        <presentation:notes draw:style-name="dp2">
          <draw:page-thumbnail draw:style-name="gr2" draw:layer="layout" svg:width="18.624cm" svg:height="10.476cm" svg:x="1.482cm" svg:y="2.123cm" draw:page-number="14" presentation:class="page"/>
          <draw:frame presentation:style-name="pr14"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e6e90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draw:shadow-color="#000000">
        <text:list-style style:name="Article1-title">
          <text:list-level-style-image text:level="1" xlink:href="Pictures/100000010000000A0000000A84ADB776AB977FF1.gif" xlink:type="simple" xlink:show="embed" xlink:actuate="onLoad">
            <style:list-level-properties text:min-label-width="0.6cm" style:vertical-pos="middle" style:vertical-rel="line" fo:width="0.265cm" fo:height="0.265cm"/>
          </text:list-level-style-image>
          <text:list-level-style-image text:level="2" xlink:href="Pictures/100000010000000A0000000A84ADB776AB977FF1.gif" xlink:type="simple" xlink:show="embed" xlink:actuate="onLoad">
            <style:list-level-properties text:space-before="0.6cm" text:min-label-width="0.6cm" style:vertical-pos="middle" style:vertical-rel="line" fo:width="0.265cm" fo:height="0.265cm"/>
          </text:list-level-style-image>
          <text:list-level-style-image text:level="3" xlink:href="Pictures/100000010000000A0000000A84ADB776AB977FF1.gif" xlink:type="simple" xlink:show="embed" xlink:actuate="onLoad">
            <style:list-level-properties text:space-before="1.2cm" text:min-label-width="0.6cm" style:vertical-pos="middle" style:vertical-rel="line" fo:width="0.265cm" fo:height="0.265cm"/>
          </text:list-level-style-image>
          <text:list-level-style-image text:level="4" xlink:href="Pictures/100000010000000A0000000A84ADB776AB977FF1.gif" xlink:type="simple" xlink:show="embed" xlink:actuate="onLoad">
            <style:list-level-properties text:space-before="1.8cm" text:min-label-width="0.6cm" style:vertical-pos="middle" style:vertical-rel="line" fo:width="0.265cm" fo:height="0.265cm"/>
          </text:list-level-style-image>
          <text:list-level-style-image text:level="5" xlink:href="Pictures/100000010000000A0000000A84ADB776AB977FF1.gif" xlink:type="simple" xlink:show="embed" xlink:actuate="onLoad">
            <style:list-level-properties text:space-before="2.4cm" text:min-label-width="0.6cm" style:vertical-pos="middle" style:vertical-rel="line" fo:width="0.265cm" fo:height="0.265cm"/>
          </text:list-level-style-image>
          <text:list-level-style-image text:level="6" xlink:href="Pictures/100000010000000A0000000A84ADB776AB977FF1.gif" xlink:type="simple" xlink:show="embed" xlink:actuate="onLoad">
            <style:list-level-properties text:space-before="3cm" text:min-label-width="0.6cm" style:vertical-pos="middle" style:vertical-rel="line" fo:width="0.265cm" fo:height="0.265cm"/>
          </text:list-level-style-image>
          <text:list-level-style-image text:level="7" xlink:href="Pictures/100000010000000A0000000A84ADB776AB977FF1.gif" xlink:type="simple" xlink:show="embed" xlink:actuate="onLoad">
            <style:list-level-properties text:space-before="3.6cm" text:min-label-width="0.6cm" style:vertical-pos="middle" style:vertical-rel="line" fo:width="0.265cm" fo:height="0.265cm"/>
          </text:list-level-style-image>
          <text:list-level-style-image text:level="8" xlink:href="Pictures/100000010000000A0000000A84ADB776AB977FF1.gif" xlink:type="simple" xlink:show="embed" xlink:actuate="onLoad">
            <style:list-level-properties text:space-before="4.2cm" text:min-label-width="0.6cm" style:vertical-pos="middle" style:vertical-rel="line" fo:width="0.265cm" fo:height="0.265cm"/>
          </text:list-level-style-image>
          <text:list-level-style-image text:level="9" xlink:href="Pictures/100000010000000A0000000A84ADB776AB977FF1.gif" xlink:type="simple" xlink:show="embed" xlink:actuate="onLoad">
            <style:list-level-properties text:space-before="4.8cm" text:min-label-width="0.6cm" style:vertical-pos="middle" style:vertical-rel="line" fo:width="0.265cm" fo:height="0.265cm"/>
          </text:list-level-style-image>
          <text:list-level-style-image text:level="10" xlink:href="Pictures/100000010000000A0000000A84ADB776AB977FF1.gif" xlink:type="simple" xlink:show="embed" xlink:actuate="onLoad">
            <style:list-level-properties text:space-before="5.4cm" text:min-label-width="0.6cm" style:vertical-pos="middle" style:vertical-rel="line" fo:width="0.265cm" fo:height="0.265cm"/>
          </text:list-level-style-image>
        </text:list-style>
      </style:graphic-properties>
      <style:paragraph-properties fo:text-align="center">
        <style:tab-stops/>
      </style:paragraph-properties>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номер&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номер&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номер&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7.3.2.2$Windows_X86_64 LibreOffice_project/49f2b1bff42cfccbd8f788c8dc32c1c309559be0</meta:generator>
    <meta:creation-date>2022-11-27T15:13:56.229000000</meta:creation-date>
    <meta:editing-duration>PT2M47S</meta:editing-duration>
    <meta:editing-cycles>3</meta:editing-cycles>
    <dc:date>2022-11-27T17:18:58.566000000</dc:date>
    <meta:document-statistic meta:object-count="448"/>
  </office:meta>
</office:document-meta>
</file>